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52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6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0000"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23ff23" fo:border="0.002cm solid #000000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Aufgabe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6" table:default-cell-style-name="ce10"/>
        <table:table-column table:style-name="co7" table:number-columns-repeated="1015" table:default-cell-style-name="ce6"/>
        <table:table-row table:style-name="ro1">
          <table:table-cell table:style-name="ce1" office:value-type="string">
            <text:p>MatNr</text:p>
          </table:table-cell>
          <table:table-cell table:style-name="ce1" office:value-type="string">
            <text:p>Stückpreis</text:p>
          </table:table-cell>
          <table:table-cell table:style-name="ce1" office:value-type="string">
            <text:p>Jahres-</text:p>
            <text:p>Verbrauch</text:p>
          </table:table-cell>
          <table:table-cell table:style-name="ce1" office:value-type="string">
            <text:p>%-Anteil</text:p>
            <text:p>Mengenmäßig</text:p>
          </table:table-cell>
          <table:table-cell table:style-name="ce1" office:value-type="string">
            <text:p>wertmäßiger</text:p>
            <text:p>Jahresverbrauch</text:p>
          </table:table-cell>
          <table:table-cell table:style-name="ce1" office:value-type="string">
            <text:p>%-Anteil</text:p>
            <text:p>Wertmäßig</text:p>
          </table:table-cell>
          <table:table-cell table:style-name="ce11"/>
          <table:table-cell table:style-name="ce11" table:number-columns-repeated="1014"/>
          <table:table-cell table:style-name="Default" table:number-columns-repeated="3"/>
        </table:table-row>
        <table:table-row table:style-name="ro2">
          <table:table-cell table:style-name="ce2" office:value-type="string">
            <text:p>M01</text:p>
          </table:table-cell>
          <table:table-cell table:style-name="ce4" office:value-type="currency" office:currency="EUR" office:value="11.5">
            <text:p>11,50 €</text:p>
          </table:table-cell>
          <table:table-cell table:style-name="ce5" office:value-type="float" office:value="650">
            <text:p>65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2</text:p>
          </table:table-cell>
          <table:table-cell table:style-name="ce4" office:value-type="currency" office:currency="EUR" office:value="8.1">
            <text:p>8,10 €</text:p>
          </table:table-cell>
          <table:table-cell table:style-name="ce5" office:value-type="float" office:value="720">
            <text:p>72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3</text:p>
          </table:table-cell>
          <table:table-cell table:style-name="ce4" office:value-type="currency" office:currency="EUR" office:value="66.85">
            <text:p>66,85 €</text:p>
          </table:table-cell>
          <table:table-cell table:style-name="ce5" office:value-type="float" office:value="520">
            <text:p>52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4</text:p>
          </table:table-cell>
          <table:table-cell table:style-name="ce4" office:value-type="currency" office:currency="EUR" office:value="1.4">
            <text:p>1,40 €</text:p>
          </table:table-cell>
          <table:table-cell table:style-name="ce5" office:value-type="float" office:value="1900">
            <text:p>190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5</text:p>
          </table:table-cell>
          <table:table-cell table:style-name="ce4" office:value-type="currency" office:currency="EUR" office:value="2.2">
            <text:p>2,20 €</text:p>
          </table:table-cell>
          <table:table-cell table:style-name="ce5" office:value-type="float" office:value="900">
            <text:p>90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6</text:p>
          </table:table-cell>
          <table:table-cell table:style-name="ce4" office:value-type="currency" office:currency="EUR" office:value="10.7">
            <text:p>10,70 €</text:p>
          </table:table-cell>
          <table:table-cell table:style-name="ce5" office:value-type="float" office:value="630">
            <text:p>63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7</text:p>
          </table:table-cell>
          <table:table-cell table:style-name="ce4" office:value-type="currency" office:currency="EUR" office:value="1.5">
            <text:p>1,50 €</text:p>
          </table:table-cell>
          <table:table-cell table:style-name="ce5" office:value-type="float" office:value="1400">
            <text:p>140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8</text:p>
          </table:table-cell>
          <table:table-cell table:style-name="ce4" office:value-type="currency" office:currency="EUR" office:value="73.45">
            <text:p>73,45 €</text:p>
          </table:table-cell>
          <table:table-cell table:style-name="ce5" office:value-type="float" office:value="480">
            <text:p>48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09</text:p>
          </table:table-cell>
          <table:table-cell table:style-name="ce4" office:value-type="currency" office:currency="EUR" office:value="1.3">
            <text:p>1,30 €</text:p>
          </table:table-cell>
          <table:table-cell table:style-name="ce5" office:value-type="float" office:value="1600">
            <text:p>160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 table:style-name="ce2" office:value-type="string">
            <text:p>M10</text:p>
          </table:table-cell>
          <table:table-cell table:style-name="ce4" office:value-type="currency" office:currency="EUR" office:value="0.93">
            <text:p>0,93 €</text:p>
          </table:table-cell>
          <table:table-cell table:style-name="ce5" office:value-type="float" office:value="1200">
            <text:p>1200</text:p>
          </table:table-cell>
          <table:table-cell table:style-name="ce7"/>
          <table:table-cell table:style-name="ce5"/>
          <table:table-cell table:style-name="ce7"/>
          <table:table-cell/>
          <table:table-cell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3">
          <table:table-cell/>
          <table:table-cell table:style-name="ce5" office:value-type="string">
            <text:p>Summe:</text:p>
          </table:table-cell>
          <table:table-cell table:style-name="ce5"/>
          <table:table-cell table:style-name="ce8"/>
          <table:table-cell table:style-name="ce5"/>
          <table:table-cell table:style-name="ce8"/>
          <table:table-cell table:number-columns-repeated="2"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rstellen Sie eine ABC-Analyse, nach Mengen- bzw. Wert-Anteilen im Verhältnis 10/20/70</text:p>
          </table:table-cell>
          <table:table-cell table:number-columns-repeated="1023"/>
        </table:table-row>
        <table:table-row table:style-name="ro2">
          <table:table-cell office:value-type="string">
            <text:p>Kennzeichnen Sie die A, B und C Güter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Nr</text:p>
          </table:table-cell>
          <table:table-cell table:style-name="ce1" office:value-type="string">
            <text:p>%-Anteil</text:p>
            <text:p>Mengenmäßig</text:p>
          </table:table-cell>
          <table:table-cell table:style-name="ce1" office:value-type="string">
            <text:p>%-Anteil, Menge</text:p>
            <text:p>Kumul.</text:p>
          </table:table-cell>
          <table:table-cell table:style-name="ce1" office:value-type="string">
            <text:p>%-Anteil</text:p>
            <text:p>Wertmäßig</text:p>
          </table:table-cell>
          <table:table-cell table:style-name="ce1" office:value-type="string">
            <text:p>%-Anteil, Wert</text:p>
            <text:p>Kumul</text:p>
          </table:table-cell>
          <table:table-cell table:style-name="ce1" office:value-type="string">
            <text:p>ABC</text:p>
          </table:table-cell>
          <table:table-cell table:number-columns-repeated="2"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 table:number-rows-repeated="10">
          <table:table-cell table:style-name="ce2"/>
          <table:table-cell table:style-name="ce7"/>
          <table:table-cell table:style-name="ce5"/>
          <table:table-cell table:style-name="ce7"/>
          <table:table-cell table:style-name="ce5"/>
          <table:table-cell table:style-name="ce9"/>
          <table:table-cell table:number-columns-repeated="2"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>
          <table:table-cell/>
          <table:table-cell table:style-name="ce8"/>
          <table:table-cell/>
          <table:table-cell table:style-name="ce8"/>
          <table:table-cell/>
          <table:table-cell table:style-name="ce10"/>
          <table:table-cell table:number-columns-repeated="2"/>
          <table:table-cell table:style-name="ce6"/>
          <table:table-cell table:number-columns-repeated="1012"/>
          <table:table-cell table:style-name="Default" table:number-columns-repeated="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ösung" table:style-name="ta1" table:print="false">
        <table:table-column table:style-name="co8" table:default-cell-style-name="ce3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9" table:default-cell-style-name="ce6"/>
        <table:table-column table:style-name="co5" table:default-cell-style-name="ce6"/>
        <table:table-column table:style-name="co6" table:default-cell-style-name="ce10"/>
        <table:table-column table:style-name="co7" table:number-columns-repeated="1015" table:default-cell-style-name="ce6"/>
        <table:table-row table:style-name="ro1">
          <table:table-cell table:style-name="ce1" office:value-type="string">
            <text:p>MatNr</text:p>
          </table:table-cell>
          <table:table-cell table:style-name="ce1" office:value-type="string">
            <text:p>Stückpreis</text:p>
          </table:table-cell>
          <table:table-cell table:style-name="ce1" office:value-type="string">
            <text:p>Jahres-</text:p>
            <text:p>Verbrauch</text:p>
          </table:table-cell>
          <table:table-cell table:style-name="ce1" office:value-type="string">
            <text:p>%-Anteil</text:p>
            <text:p>Mengenmäßig</text:p>
          </table:table-cell>
          <table:table-cell table:style-name="ce1" office:value-type="string">
            <text:p>%-Anteil, Menge</text:p>
            <text:p>Kumul.</text:p>
          </table:table-cell>
          <table:table-cell table:style-name="ce1" office:value-type="string">
            <text:p>wertmäßiger</text:p>
            <text:p>Jahresverbrauch</text:p>
          </table:table-cell>
          <table:table-cell table:style-name="ce1" office:value-type="string">
            <text:p>%-Anteil</text:p>
            <text:p>Wertmäßig</text:p>
          </table:table-cell>
          <table:table-cell table:style-name="ce1" office:value-type="string">
            <text:p>%-Anteil, Wert</text:p>
            <text:p>Kumul</text:p>
          </table:table-cell>
          <table:table-cell table:style-name="ce1" office:value-type="string">
            <text:p>ABC</text:p>
          </table:table-cell>
          <table:table-cell table:style-name="ce11" table:number-columns-repeated="1015"/>
        </table:table-row>
        <table:table-row table:style-name="ro2">
          <table:table-cell table:style-name="ce2" office:value-type="string">
            <text:p>M08</text:p>
          </table:table-cell>
          <table:table-cell table:style-name="ce4" office:value-type="currency" office:currency="EUR" office:value="73.45">
            <text:p>73,45 €</text:p>
          </table:table-cell>
          <table:table-cell table:style-name="ce5" office:value-type="float" office:value="480">
            <text:p>480</text:p>
          </table:table-cell>
          <table:table-cell table:style-name="ce7" table:formula="of:=([.C2]/[.$C$12])" office:value-type="percentage" office:value="0.048">
            <text:p>4,80%</text:p>
          </table:table-cell>
          <table:table-cell table:style-name="ce12" table:formula="of:=IF(ISNUMBER([.E1]);[.E1]+[.D2];[.D2])" office:value-type="percentage" office:value="0.048">
            <text:p>4,80%</text:p>
          </table:table-cell>
          <table:table-cell table:style-name="ce5" table:formula="of:=[.C2]*[.B2]" office:value-type="currency" office:currency="EUR" office:value="35256">
            <text:p>35.256,00 €</text:p>
          </table:table-cell>
          <table:table-cell table:style-name="ce7" table:formula="of:=[.F2]/[.$F$12]" office:value-type="percentage" office:value="0.352552948941021">
            <text:p>35,26%</text:p>
          </table:table-cell>
          <table:table-cell table:style-name="ce14" table:formula="of:=IF(ISNUMBER([.H1]);[.H1]+[.G2];[.G2])" office:value-type="percentage" office:value="0.352552948941021">
            <text:p>35,26%</text:p>
          </table:table-cell>
          <table:table-cell table:style-name="ce9" office:value-type="string">
            <text:p>A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3</text:p>
          </table:table-cell>
          <table:table-cell table:style-name="ce4" office:value-type="currency" office:currency="EUR" office:value="66.85">
            <text:p>66,85 €</text:p>
          </table:table-cell>
          <table:table-cell table:style-name="ce5" office:value-type="float" office:value="520">
            <text:p>520</text:p>
          </table:table-cell>
          <table:table-cell table:style-name="ce7" table:formula="of:=([.C3]/[.$C$12])" office:value-type="percentage" office:value="0.052">
            <text:p>5,20%</text:p>
          </table:table-cell>
          <table:table-cell table:style-name="ce12" table:formula="of:=IF(ISNUMBER([.E2]);[.E2]+[.D3];[.D3])" office:value-type="percentage" office:value="0.1">
            <text:p>10,00%</text:p>
          </table:table-cell>
          <table:table-cell table:style-name="ce5" table:formula="of:=[.C3]*[.B3]" office:value-type="currency" office:currency="EUR" office:value="34762">
            <text:p>34.762,00 €</text:p>
          </table:table-cell>
          <table:table-cell table:style-name="ce7" table:formula="of:=[.F3]/[.$F$12]" office:value-type="percentage" office:value="0.347613047739045">
            <text:p>34,76%</text:p>
          </table:table-cell>
          <table:table-cell table:style-name="ce14" table:formula="of:=IF(ISNUMBER([.H2]);[.H2]+[.G3];[.G3])" office:value-type="percentage" office:value="0.700165996680066">
            <text:p>70,02%</text:p>
          </table:table-cell>
          <table:table-cell table:style-name="ce9" office:value-type="string">
            <text:p>A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1</text:p>
          </table:table-cell>
          <table:table-cell table:style-name="ce4" office:value-type="currency" office:currency="EUR" office:value="11.5">
            <text:p>11,50 €</text:p>
          </table:table-cell>
          <table:table-cell table:style-name="ce5" office:value-type="float" office:value="650">
            <text:p>650</text:p>
          </table:table-cell>
          <table:table-cell table:style-name="ce7" table:formula="of:=([.C4]/[.$C$12])" office:value-type="percentage" office:value="0.065">
            <text:p>6,50%</text:p>
          </table:table-cell>
          <table:table-cell table:style-name="ce13" table:formula="of:=IF(ISNUMBER([.E3]);[.E3]+[.D4];[.D4])" office:value-type="percentage" office:value="0.165">
            <text:p>16,50%</text:p>
          </table:table-cell>
          <table:table-cell table:style-name="ce5" table:formula="of:=[.C4]*[.B4]" office:value-type="currency" office:currency="EUR" office:value="7475">
            <text:p>7.475,00 €</text:p>
          </table:table-cell>
          <table:table-cell table:style-name="ce7" table:formula="of:=[.F4]/[.$F$12]" office:value-type="percentage" office:value="0.0747485050298994">
            <text:p>7,47%</text:p>
          </table:table-cell>
          <table:table-cell table:style-name="ce13" table:formula="of:=IF(ISNUMBER([.H3]);[.H3]+[.G4];[.G4])" office:value-type="percentage" office:value="0.774914501709966">
            <text:p>77,49%</text:p>
          </table:table-cell>
          <table:table-cell table:style-name="ce9" office:value-type="string">
            <text:p>B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6</text:p>
          </table:table-cell>
          <table:table-cell table:style-name="ce4" office:value-type="currency" office:currency="EUR" office:value="10.7">
            <text:p>10,70 €</text:p>
          </table:table-cell>
          <table:table-cell table:style-name="ce5" office:value-type="float" office:value="630">
            <text:p>630</text:p>
          </table:table-cell>
          <table:table-cell table:style-name="ce7" table:formula="of:=([.C5]/[.$C$12])" office:value-type="percentage" office:value="0.063">
            <text:p>6,30%</text:p>
          </table:table-cell>
          <table:table-cell table:style-name="ce13" table:formula="of:=IF(ISNUMBER([.E4]);[.E4]+[.D5];[.D5])" office:value-type="percentage" office:value="0.228">
            <text:p>22,80%</text:p>
          </table:table-cell>
          <table:table-cell table:style-name="ce5" table:formula="of:=[.C5]*[.B5]" office:value-type="currency" office:currency="EUR" office:value="6741">
            <text:p>6.741,00 €</text:p>
          </table:table-cell>
          <table:table-cell table:style-name="ce7" table:formula="of:=[.F5]/[.$F$12]" office:value-type="percentage" office:value="0.0674086518269635">
            <text:p>6,74%</text:p>
          </table:table-cell>
          <table:table-cell table:style-name="ce13" table:formula="of:=IF(ISNUMBER([.H4]);[.H4]+[.G5];[.G5])" office:value-type="percentage" office:value="0.842323153536929">
            <text:p>84,23%</text:p>
          </table:table-cell>
          <table:table-cell table:style-name="ce9" office:value-type="string">
            <text:p>B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2</text:p>
          </table:table-cell>
          <table:table-cell table:style-name="ce4" office:value-type="currency" office:currency="EUR" office:value="8.1">
            <text:p>8,10 €</text:p>
          </table:table-cell>
          <table:table-cell table:style-name="ce5" office:value-type="float" office:value="720">
            <text:p>720</text:p>
          </table:table-cell>
          <table:table-cell table:style-name="ce7" table:formula="of:=([.C6]/[.$C$12])" office:value-type="percentage" office:value="0.072">
            <text:p>7,20%</text:p>
          </table:table-cell>
          <table:table-cell table:style-name="ce13" table:formula="of:=IF(ISNUMBER([.E5]);[.E5]+[.D6];[.D6])" office:value-type="percentage" office:value="0.3">
            <text:p>30,00%</text:p>
          </table:table-cell>
          <table:table-cell table:style-name="ce5" table:formula="of:=[.C6]*[.B6]" office:value-type="currency" office:currency="EUR" office:value="5832">
            <text:p>5.832,00 €</text:p>
          </table:table-cell>
          <table:table-cell table:style-name="ce7" table:formula="of:=[.F6]/[.$F$12]" office:value-type="percentage" office:value="0.0583188336233275">
            <text:p>5,83%</text:p>
          </table:table-cell>
          <table:table-cell table:style-name="ce13" table:formula="of:=IF(ISNUMBER([.H5]);[.H5]+[.G6];[.G6])" office:value-type="percentage" office:value="0.900641987160257">
            <text:p>90,06%</text:p>
          </table:table-cell>
          <table:table-cell table:style-name="ce9" office:value-type="string">
            <text:p>B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4</text:p>
          </table:table-cell>
          <table:table-cell table:style-name="ce4" office:value-type="currency" office:currency="EUR" office:value="1.4">
            <text:p>1,40 €</text:p>
          </table:table-cell>
          <table:table-cell table:style-name="ce5" office:value-type="float" office:value="1900">
            <text:p>1900</text:p>
          </table:table-cell>
          <table:table-cell table:style-name="ce7" table:formula="of:=([.C7]/[.$C$12])" office:value-type="percentage" office:value="0.19">
            <text:p>19,00%</text:p>
          </table:table-cell>
          <table:table-cell table:style-name="ce14" table:formula="of:=IF(ISNUMBER([.E6]);[.E6]+[.D7];[.D7])" office:value-type="percentage" office:value="0.49">
            <text:p>49,00%</text:p>
          </table:table-cell>
          <table:table-cell table:style-name="ce5" table:formula="of:=[.C7]*[.B7]" office:value-type="currency" office:currency="EUR" office:value="2660">
            <text:p>2.660,00 €</text:p>
          </table:table-cell>
          <table:table-cell table:style-name="ce7" table:formula="of:=[.F7]/[.$F$12]" office:value-type="percentage" office:value="0.0265994680106398">
            <text:p>2,66%</text:p>
          </table:table-cell>
          <table:table-cell table:style-name="ce15" table:formula="of:=IF(ISNUMBER([.H6]);[.H6]+[.G7];[.G7])" office:value-type="percentage" office:value="0.927241455170897">
            <text:p>92,72%</text:p>
          </table:table-cell>
          <table:table-cell table:style-name="ce9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7</text:p>
          </table:table-cell>
          <table:table-cell table:style-name="ce4" office:value-type="currency" office:currency="EUR" office:value="1.5">
            <text:p>1,50 €</text:p>
          </table:table-cell>
          <table:table-cell table:style-name="ce5" office:value-type="float" office:value="1400">
            <text:p>1400</text:p>
          </table:table-cell>
          <table:table-cell table:style-name="ce7" table:formula="of:=([.C8]/[.$C$12])" office:value-type="percentage" office:value="0.14">
            <text:p>14,00%</text:p>
          </table:table-cell>
          <table:table-cell table:style-name="ce14" table:formula="of:=IF(ISNUMBER([.E7]);[.E7]+[.D8];[.D8])" office:value-type="percentage" office:value="0.63">
            <text:p>63,00%</text:p>
          </table:table-cell>
          <table:table-cell table:style-name="ce5" table:formula="of:=[.C8]*[.B8]" office:value-type="currency" office:currency="EUR" office:value="2100">
            <text:p>2.100,00 €</text:p>
          </table:table-cell>
          <table:table-cell table:style-name="ce7" table:formula="of:=[.F8]/[.$F$12]" office:value-type="percentage" office:value="0.0209995800083998">
            <text:p>2,10%</text:p>
          </table:table-cell>
          <table:table-cell table:style-name="ce15" table:formula="of:=IF(ISNUMBER([.H7]);[.H7]+[.G8];[.G8])" office:value-type="percentage" office:value="0.948241035179296">
            <text:p>94,82%</text:p>
          </table:table-cell>
          <table:table-cell table:style-name="ce9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9</text:p>
          </table:table-cell>
          <table:table-cell table:style-name="ce4" office:value-type="currency" office:currency="EUR" office:value="1.3">
            <text:p>1,30 €</text:p>
          </table:table-cell>
          <table:table-cell table:style-name="ce5" office:value-type="float" office:value="1600">
            <text:p>1600</text:p>
          </table:table-cell>
          <table:table-cell table:style-name="ce7" table:formula="of:=([.C9]/[.$C$12])" office:value-type="percentage" office:value="0.16">
            <text:p>16,00%</text:p>
          </table:table-cell>
          <table:table-cell table:style-name="ce14" table:formula="of:=IF(ISNUMBER([.E8]);[.E8]+[.D9];[.D9])" office:value-type="percentage" office:value="0.79">
            <text:p>79,00%</text:p>
          </table:table-cell>
          <table:table-cell table:style-name="ce5" table:formula="of:=[.C9]*[.B9]" office:value-type="currency" office:currency="EUR" office:value="2080">
            <text:p>2.080,00 €</text:p>
          </table:table-cell>
          <table:table-cell table:style-name="ce7" table:formula="of:=[.F9]/[.$F$12]" office:value-type="percentage" office:value="0.0207995840083198">
            <text:p>2,08%</text:p>
          </table:table-cell>
          <table:table-cell table:style-name="ce15" table:formula="of:=IF(ISNUMBER([.H8]);[.H8]+[.G9];[.G9])" office:value-type="percentage" office:value="0.969040619187616">
            <text:p>96,90%</text:p>
          </table:table-cell>
          <table:table-cell table:style-name="ce9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05</text:p>
          </table:table-cell>
          <table:table-cell table:style-name="ce4" office:value-type="currency" office:currency="EUR" office:value="2.2">
            <text:p>2,20 €</text:p>
          </table:table-cell>
          <table:table-cell table:style-name="ce5" office:value-type="float" office:value="900">
            <text:p>900</text:p>
          </table:table-cell>
          <table:table-cell table:style-name="ce7" table:formula="of:=([.C10]/[.$C$12])" office:value-type="percentage" office:value="0.09">
            <text:p>9,00%</text:p>
          </table:table-cell>
          <table:table-cell table:style-name="ce14" table:formula="of:=IF(ISNUMBER([.E9]);[.E9]+[.D10];[.D10])" office:value-type="percentage" office:value="0.88">
            <text:p>88,00%</text:p>
          </table:table-cell>
          <table:table-cell table:style-name="ce5" table:formula="of:=[.C10]*[.B10]" office:value-type="currency" office:currency="EUR" office:value="1980">
            <text:p>1.980,00 €</text:p>
          </table:table-cell>
          <table:table-cell table:style-name="ce7" table:formula="of:=[.F10]/[.$F$12]" office:value-type="percentage" office:value="0.0197996040079198">
            <text:p>1,98%</text:p>
          </table:table-cell>
          <table:table-cell table:style-name="ce15" table:formula="of:=IF(ISNUMBER([.H9]);[.H9]+[.G10];[.G10])" office:value-type="percentage" office:value="0.988840223195536">
            <text:p>98,88%</text:p>
          </table:table-cell>
          <table:table-cell table:style-name="ce9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10</text:p>
          </table:table-cell>
          <table:table-cell table:style-name="ce4" office:value-type="currency" office:currency="EUR" office:value="0.93">
            <text:p>0,93 €</text:p>
          </table:table-cell>
          <table:table-cell table:style-name="ce5" office:value-type="float" office:value="1200">
            <text:p>1200</text:p>
          </table:table-cell>
          <table:table-cell table:style-name="ce7" table:formula="of:=([.C11]/[.$C$12])" office:value-type="percentage" office:value="0.12">
            <text:p>12,00%</text:p>
          </table:table-cell>
          <table:table-cell table:style-name="ce14" table:formula="of:=IF(ISNUMBER([.E10]);[.E10]+[.D11];[.D11])" office:value-type="percentage" office:value="1">
            <text:p>100,00%</text:p>
          </table:table-cell>
          <table:table-cell table:style-name="ce5" table:formula="of:=[.C11]*[.B11]" office:value-type="currency" office:currency="EUR" office:value="1116">
            <text:p>1.116,00 €</text:p>
          </table:table-cell>
          <table:table-cell table:style-name="ce7" table:formula="of:=[.F11]/[.$F$12]" office:value-type="percentage" office:value="0.0111597768044639">
            <text:p>1,12%</text:p>
          </table:table-cell>
          <table:table-cell table:style-name="ce15" table:formula="of:=IF(ISNUMBER([.H10]);[.H10]+[.G11];[.G11])" office:value-type="percentage" office:value="1">
            <text:p>100,00%</text:p>
          </table:table-cell>
          <table:table-cell table:style-name="ce9" office:value-type="string">
            <text:p>C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>
            <text:p>Summe:</text:p>
          </table:table-cell>
          <table:table-cell table:style-name="ce5" table:formula="of:=SUM([.C2:.C11])" office:value-type="float" office:value="10000">
            <text:p>10000</text:p>
          </table:table-cell>
          <table:table-cell table:style-name="ce8"/>
          <table:table-cell table:formula="of:=IF(ISNUMBER([.E11]);[.E11]+[.D12];[.D12])" office:value-type="percentage" office:value="1">
            <text:p>100,00%</text:p>
          </table:table-cell>
          <table:table-cell table:style-name="ce5" table:formula="of:=SUM([.F2:.F11])" office:value-type="currency" office:currency="EUR" office:value="100002">
            <text:p>100.002,00 €</text:p>
          </table:table-cell>
          <table:table-cell table:style-name="ce8"/>
          <table:table-cell table:formula="of:=IF(ISNUMBER([.H11]);[.H11]+[.G12];[.G12])" office:value-type="percentage" office:value="1">
            <text:p>100,00%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Lösung.A2:Lösung.I1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72cm" fo:margin-bottom="0.87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.11.2010</text:date>, <text:time>21:1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Johnen</meta:initial-creator>
    <meta:creation-date>2010-11-07T20:25:51</meta:creation-date>
    <dc:date>2010-11-07T21:18:12</dc:date>
    <dc:creator>Robert Johnen</dc:creator>
    <meta:editing-duration>PT00H36M49S</meta:editing-duration>
    <meta:editing-cycles>3</meta:editing-cycles>
    <meta:generator>OpenOffice.org/3.2$Linux OpenOffice.org_project/320m19$Build-9505</meta:generator>
    <meta:printed-by>Robert Johnen</meta:printed-by>
    <meta:print-date>2010-11-07T21:13:38</meta:print-date>
    <meta:document-statistic meta:table-count="2" meta:cell-count="162" meta:object-count="0"/>
  </office:meta>
</office:document-meta>
</file>